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02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cm" svg:stroke-color="#cccc00" draw:marker-start-width="0.275cm" draw:marker-end-width="0.275cm" draw:fill="gradient" draw:fill-gradient-name="Yellowish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2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3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id="id1" draw:layer="layout" svg:width="1.5cm" svg:height="1cm" svg:x="0.058cm" svg:y="1.962cm">
              <text:p text:style-name="P1"><text:span text:style-name="T1">S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id="id3">
              <draw:custom-shape draw:style-name="gr2" draw:text-style-name="P3" draw:layer="layout" svg:width="1.5cm" svg:height="1cm" svg:x="8.982cm" svg:y="2.01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35cm" svg:height="0.834cm" svg:x="9.057cm" svg:y="2.095cm">
                <text:p text:style-name="P4"><text:span text:style-name="T2">S3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1" draw:text-style-name="P2" draw:id="id2" draw:layer="layout" svg:width="1.5cm" svg:height="1cm" svg:x="4.558cm" svg:y="1.962cm">
              <text:p text:style-name="P1"><text:span text:style-name="T1">S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id="id4" draw:layer="layout" svg:width="1.5cm" svg:height="1cm" svg:x="4.558cm" svg:y="5.505cm">
              <text:p text:style-name="P1"><text:span text:style-name="T1">S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layer="layout" draw:type="lines" svg:x1="1.558cm" svg:y1="2.462cm" svg:x2="4.558cm" svg:y2="2.462cm" draw:start-shape="id1" draw:start-glue-point="1" draw:end-shape="id2" draw:end-glue-point="3">
              <text:p/>
            </draw:connector>
            <draw:connector draw:style-name="gr4" draw:text-style-name="P5" draw:layer="layout" draw:type="lines" draw:line-skew="-0.45cm -0.5cm" svg:x1="5.308cm" svg:y1="1.962cm" svg:x2="9.732cm" svg:y2="2.012cm" draw:start-shape="id2" draw:start-glue-point="0" draw:end-shape="id3" draw:end-glue-point="0">
              <text:p/>
            </draw:connector>
            <draw:connector draw:style-name="gr4" draw:text-style-name="P5" draw:layer="layout" draw:type="lines" svg:x1="5.308cm" svg:y1="2.962cm" svg:x2="5.308cm" svg:y2="5.505cm" draw:start-shape="id2" draw:start-glue-point="2" draw:end-shape="id4" draw:end-glue-point="0">
              <text:p/>
            </draw:connector>
            <draw:connector draw:style-name="gr4" draw:text-style-name="P5" draw:layer="layout" draw:type="lines" draw:line-skew="0.449cm 0.449cm" svg:x1="6.058cm" svg:y1="6.005cm" svg:x2="6.058cm" svg:y2="2.462cm" draw:start-shape="id4" draw:start-glue-point="1" draw:end-shape="id2">
              <text:p/>
            </draw:connector>
            <draw:frame draw:style-name="gr5" draw:layer="layout" svg:width="0.498cm" svg:height="0.668cm" svg:x="2.576cm" svg:y="1.69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5" draw:layer="layout" svg:width="2.459cm" svg:height="0.744cm" svg:x="6.497cm" svg:y="0.164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draw:style-name="gr5" draw:layer="layout" svg:width="0.464cm" svg:height="0.668cm" svg:x="4.723cm" svg:y="3.74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5" draw:layer="layout" svg:width="0.494cm" svg:height="0.668cm" svg:x="7.124cm" svg:y="3.769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  <draw:connector draw:style-name="gr4" draw:text-style-name="P5" draw:layer="layout" draw:type="curve" svg:x1="0.358cm" svg:y1="0.844cm" svg:x2="0.808cm" svg:y2="1.962cm" draw:end-shape="id1" draw:end-glue-point="0">
              <text:p/>
            </draw:connector>
          </draw:g>
          <draw:frame draw:style-name="gr6" draw:text-style-name="P6" draw:layer="layout" svg:width="4.566cm" svg:height="0.818cm" svg:x="-0.2cm" svg:y="-0.1cm">
            <draw:text-box>
              <text:p text:style-name="P6"><text:span text:style-name="T3">(event-recording)</text:span></text:p>
            </draw:text-box>
          </draw:frame>
        </draw:g>
        <draw:g>
          <draw:g>
            <draw:custom-shape draw:style-name="gr1" draw:text-style-name="P2" draw:id="id5" draw:layer="layout" svg:width="1.5cm" svg:height="1cm" svg:x="0.061cm" svg:y="10.978cm">
              <text:p text:style-name="P1"><text:span text:style-name="T1">S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id="id7">
              <draw:custom-shape draw:style-name="gr7" draw:text-style-name="P3" draw:layer="layout" svg:width="1.5cm" svg:height="1cm" svg:x="8.985cm" svg:y="11.02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3" draw:layer="layout" svg:width="1.35cm" svg:height="0.834cm" svg:x="9.06cm" svg:y="11.111cm">
                <text:p text:style-name="P4"><text:span text:style-name="T2">S3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1" draw:text-style-name="P2" draw:id="id6" draw:layer="layout" svg:width="1.5cm" svg:height="1cm" svg:x="4.561cm" svg:y="10.978cm">
              <text:p text:style-name="P1"><text:span text:style-name="T1">S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id="id8" draw:layer="layout" svg:width="1.5cm" svg:height="1cm" svg:x="4.561cm" svg:y="14.521cm">
              <text:p text:style-name="P1"><text:span text:style-name="T1">S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layer="layout" draw:type="lines" svg:x1="1.561cm" svg:y1="11.478cm" svg:x2="4.561cm" svg:y2="11.478cm" draw:start-shape="id5" draw:start-glue-point="1" draw:end-shape="id6" draw:end-glue-point="3">
              <text:p/>
            </draw:connector>
            <draw:connector draw:style-name="gr4" draw:text-style-name="P5" draw:layer="layout" draw:type="lines" draw:line-skew="-0.45cm -0.5cm" svg:x1="5.311cm" svg:y1="10.978cm" svg:x2="9.735cm" svg:y2="11.028cm" draw:start-shape="id6" draw:start-glue-point="0" draw:end-shape="id7" draw:end-glue-point="0">
              <text:p/>
            </draw:connector>
            <draw:connector draw:style-name="gr4" draw:text-style-name="P5" draw:layer="layout" draw:type="lines" svg:x1="5.311cm" svg:y1="11.978cm" svg:x2="5.311cm" svg:y2="14.521cm" draw:start-shape="id6" draw:start-glue-point="2" draw:end-shape="id8" draw:end-glue-point="0">
              <text:p/>
            </draw:connector>
            <draw:connector draw:style-name="gr4" draw:text-style-name="P5" draw:layer="layout" draw:type="lines" draw:line-skew="0.449cm 0.449cm" svg:x1="6.061cm" svg:y1="15.021cm" svg:x2="6.061cm" svg:y2="11.478cm" draw:start-shape="id8" draw:start-glue-point="1" draw:end-shape="id6">
              <text:p/>
            </draw:connector>
            <draw:frame draw:style-name="gr5" draw:layer="layout" svg:width="2.066cm" svg:height="1.583cm" svg:x="1.892cm" svg:y="10.70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5" draw:layer="layout" svg:width="5.369cm" svg:height="1.629cm" svg:x="5.623cm" svg:y="9.166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5" draw:layer="layout" svg:width="2.066cm" svg:height="1.583cm" svg:x="3.317cm" svg:y="12.447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5" draw:layer="layout" svg:width="2.063cm" svg:height="1.583cm" svg:x="7.041cm" svg:y="12.459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connector draw:style-name="gr4" draw:text-style-name="P5" draw:layer="layout" draw:type="curve" svg:x1="0.361cm" svg:y1="9.86cm" svg:x2="0.811cm" svg:y2="10.978cm" draw:end-shape="id5" draw:end-glue-point="0">
              <text:p/>
            </draw:connector>
          </draw:g>
          <draw:frame draw:style-name="gr6" draw:text-style-name="P6" draw:layer="layout" svg:width="7.061cm" svg:height="0.818cm" svg:x="-0.2cm" svg:y="8.385cm">
            <draw:text-box>
              <text:p text:style-name="P6"><text:span text:style-name="T3">(protocol timed automaton)</text:span></text:p>
            </draw:text-box>
          </draw:frame>
        </draw:g>
        <draw:custom-shape draw:style-name="gr9" draw:text-style-name="P5" draw:layer="layout" svg:width="1.424cm" svg:height="4.946cm" svg:x="1.565cm" svg:y="3.368cm">
          <text:p/>
          <draw:enhanced-geometry svg:viewBox="0 0 21600 21600" draw:text-areas="?f0 ?f8 ?f2 ?f9" draw:type="up-down-arrow" draw:modifiers="6067.63636363636 3673.5603715170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Circular_20_gray" draw:display-name="Circular gray" draw:style="radial" draw:cx="50%" draw:cy="50%" draw:start-color="#c0c0c0" draw:end-color="#ffffff" draw:start-intensity="100%" draw:end-intensity="100%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gradient draw:name="Yellowish" draw:style="linear" draw:start-color="#ffffff" draw:end-color="#ffff6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cm" fo:page-height="15.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4-08T01:29:44</meta:creation-date>
    <dc:creator>Julien Ponge</dc:creator>
    <dc:date>2008-04-08T10:54:37</dc:date>
    <meta:editing-cycles>7</meta:editing-cycles>
    <meta:editing-duration>PT1H11M3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1</math:mn>
          </math:msub>
          <math:mi>:</math:mi>
          <math:mi>a</math:mi>
        </math:mrow>
      </math:mtr>
      <math:mtr>
        <math:mrow>
          <math:mo math:stretchy="false">{</math:mo>
          <math:mrow>
            <math:msub>
              <math:mi>x</math:mi>
              <math:msub>
                <math:mi>T</math:mi>
                <math:mn>1</math:mn>
              </math:msub>
            </math:msub>
            <math:mo math:stretchy="false">=</math:mo>
            <math:mn>0</math:mn>
          </math:mrow>
          <math:mo math:stretchy="false">}</math:mo>
        </math:mrow>
      </math:mtr>
    </math:mtable>
    <math:annotation math:encoding="StarMath 5.0">T_1: a newline lbrace x_{T_1} = 0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2</math:mn>
          </math:msub>
          <math:mi>:</math:mi>
          <math:mi>b</math:mi>
          <math:mi>,</math:mi>
          <math:mrow>
            <math:mo math:stretchy="false">(</math:mo>
            <math:mrow>
              <math:mrow>
                <math:msub>
                  <math:mi>x</math:mi>
                  <math:msub>
                    <math:mi>T</math:mi>
                    <math:mn>1</math:mn>
                  </math:msub>
                </math:msub>
                <math:mo math:stretchy="false">&lt;</math:mo>
                <math:mrow>
                  <math:mn>3</math:mn>
                  <math:mo math:stretchy="false">∨</math:mo>
                  <math:msub>
                    <math:mi>x</math:mi>
                    <math:msub>
                      <math:mi>T</math:mi>
                      <math:mn>4</math:mn>
                    </math:msub>
                  </math:msub>
                </math:mrow>
              </math:mrow>
              <math:mo math:stretchy="false">&lt;</math:mo>
              <math:mn>3</math:mn>
            </math:mrow>
            <math:mo math:stretchy="false">)</math:mo>
          </math:mrow>
        </math:mrow>
      </math:mtr>
      <math:mtr>
        <math:mrow>
          <math:mrow>
            <math:mo math:stretchy="false">{</math:mo>
            <math:mrow>
              <math:msub>
                <math:mi>x</math:mi>
                <math:msub>
                  <math:mi>T</math:mi>
                  <math:mn>2</math:mn>
                </math:msub>
              </math:msub>
              <math:mo math:stretchy="false">=</math:mo>
              <math:mn>0</math:mn>
            </math:mrow>
            <math:mo math:stretchy="false">}</math:mo>
          </math:mrow>
        </math:mrow>
      </math:mtr>
    </math:mtable>
    <math:annotation math:encoding="StarMath 5.0">T_2: b, (x_{T_1} &lt; 3 or x_{T_4} &lt; 3) newline alignl lbrace x_{T_2} = 0 rbrac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>c</math:mi>
        </math:mrow>
      </math:mtr>
      <math:mtr>
        <math:mrow>
          <math:mo math:stretchy="false">{</math:mo>
          <math:mrow>
            <math:msub>
              <math:mi>x</math:mi>
              <math:msub>
                <math:mi>T</math:mi>
                <math:mn>3</math:mn>
              </math:msub>
            </math:msub>
            <math:mo math:stretchy="false">=</math:mo>
            <math:mn>0</math:mn>
          </math:mrow>
          <math:mo math:stretchy="false">}</math:mo>
        </math:mrow>
      </math:mtr>
    </math:mtable>
    <math:annotation math:encoding="StarMath 5.0">T_3: c newline lbrace x_{T_3} = 0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4</math:mn>
          </math:msub>
          <math:mi>:</math:mi>
          <math:mi>a</math:mi>
        </math:mrow>
      </math:mtr>
      <math:mtr>
        <math:mrow>
          <math:mo math:stretchy="false">{</math:mo>
          <math:mrow>
            <math:msub>
              <math:mi>x</math:mi>
              <math:msub>
                <math:mi>T</math:mi>
                <math:mn>4</math:mn>
              </math:msub>
            </math:msub>
            <math:mo math:stretchy="false">=</math:mo>
            <math:mn>0</math:mn>
          </math:mrow>
          <math:mo math:stretchy="false">}</math:mo>
        </math:mrow>
      </math:mtr>
    </math:mtable>
    <math:annotation math:encoding="StarMath 5.0">T_4: a newline lbrace x_{T_4} = 0 rbrac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i>,</math:mi>
      <math:mrow>
        <math:mo math:stretchy="false">(</math:mo>
        <math:mrow>
          <math:msub>
            <math:mi>x</math:mi>
            <math:mi>a</math:mi>
          </math:msub>
          <math:mo math:stretchy="false">&lt;</math:mo>
          <math:mn>3</math:mn>
        </math:mrow>
        <math:mo math:stretchy="false">)</math:mo>
      </math:mrow>
    </math:mrow>
    <math:annotation math:encoding="StarMath 5.0">b, (x_a &lt; 3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